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22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2]-[.F12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2.807894417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2.8099741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5-06-27T10:20:43.175852920</dc:date>
    <meta:print-date>2019-09-20T16:21:56.762000000</meta:print-date>
    <dc:language>pt-PT</dc:language>
    <meta:editing-cycles>805</meta:editing-cycles>
    <meta:editing-duration>P3DT18H47M17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